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ase Study</text:p>
      <text:p text:style-name="Normal"><draw:frame draw:style-name="a1" draw:name="Pictur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2" draw:name="Picture 2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3" draw:name="Picture 3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><draw:frame draw:style-name="a4" draw:name="Picture 4" text:anchor-type="as-char" svg:x="0in" svg:y="0in" svg:width="6.26806in" svg:height="3.52569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margin-bottom="0in"/>
      <style:text-properties style:font-name="Calibri" style:font-name-asian="Calibri" style:font-name-complex="Calibri" fo:color="#000000" fo:font-size="10pt" style:font-size-asian="10pt" style:font-size-complex="10pt"/>
    </style:style>
    <style:style style:family="graphic" style:name="a0" style:parent-style-name="Graphics">
      <style:graphic-properties fo:wrap-option="no-wrap" fo:border="0.01042in none" fo:padding-top="0.20833in" fo:padding-bottom="0in" fo:padding-left="0.27778in" fo:padding-right="0in" fo:background-color="transparent" draw:textarea-vertical-align="top" draw:textarea-horizontal-align="left" style:wrap="run-through" style:run-through="foreground" style:horizontal-rel="page" style:vertical-rel="page" style:horizontal-pos="left" style:vertical-pos="top" draw:auto-grow-width="tru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draw:frame draw:z-index="251660288" draw:id="id0" draw:style-name="a0" draw:name="Text Box 7" text:anchor-type="paragraph" svg:x="0in" svg:y="0in" svg:width="0.48542in" svg:height="0.48542in" style:rel-width="scale" style:rel-height="scale"><draw:text-box><text:p text:style-name="P2">Classified</text:p></draw:text-box><svg:title/><svg:desc>Classified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 Jeffery Daniraj</meta:initial-creator>
    <dc:creator>C Jeffery Daniraj</dc:creator>
    <meta:creation-date>2024-02-19T06:37:00Z</meta:creation-date>
    <dc:date>2024-02-19T06:41:00Z</dc:date>
    <meta:template xlink:href="Normal" xlink:type="simple"/>
    <meta:editing-cycles>1</meta:editing-cycles>
    <meta:editing-duration>PT240S</meta:editing-duration>
    <meta:user-defined meta:name="ClassificationContentMarkingHeaderShapeIds">5,6,7</meta:user-defined>
    <meta:user-defined meta:name="ClassificationContentMarkingHeaderFontProps">#000000,10,Calibri</meta:user-defined>
    <meta:user-defined meta:name="ClassificationContentMarkingHeaderText">Classified</meta:user-defined>
    <meta:user-defined meta:name="MSIP_Label_00f7727a-510c-40ce-a418-7fdfc8e6513f_Enabled">true</meta:user-defined>
    <meta:user-defined meta:name="MSIP_Label_00f7727a-510c-40ce-a418-7fdfc8e6513f_SetDate">2024-02-19T06:40:52Z</meta:user-defined>
    <meta:user-defined meta:name="MSIP_Label_00f7727a-510c-40ce-a418-7fdfc8e6513f_Method">Standard</meta:user-defined>
    <meta:user-defined meta:name="MSIP_Label_00f7727a-510c-40ce-a418-7fdfc8e6513f_Name">Classified (without encryption)</meta:user-defined>
    <meta:user-defined meta:name="MSIP_Label_00f7727a-510c-40ce-a418-7fdfc8e6513f_SiteId">75b2f54b-feff-400d-8e0b-67102edb9a23</meta:user-defined>
    <meta:user-defined meta:name="MSIP_Label_00f7727a-510c-40ce-a418-7fdfc8e6513f_ActionId">ca0020a6-6702-4f95-bb45-d3a34ebfda8b</meta:user-defined>
    <meta:user-defined meta:name="MSIP_Label_00f7727a-510c-40ce-a418-7fdfc8e6513f_ContentBits">1</meta:user-defined>
    <meta:document-statistic meta:page-count="2" meta:paragraph-count="1" meta:word-count="3" meta:character-count="20" meta:row-count="1" meta:non-whitespace-character-count="18"/>
  </office:meta>
</office:document-meta>
</file>